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ftware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ftware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 R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actice 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novo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novo 2 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era </meta:initial-creator>
    <meta:creation-date>2015-03-05T19:38:51.108285207</meta:creation-date>
    <meta:generator>LibreOffice/4.2.7.2$Linux_X86_64 LibreOffice_project/420m0$Build-2</meta:generator>
    <dc:date>2015-03-05T19:45:01.243979888</dc:date>
    <dc:creator>Chimera </dc:creator>
    <meta:editing-duration>P0D</meta:editing-duration>
    <meta:editing-cycles>1</meta:editing-cycles>
    <meta:document-statistic meta:table-count="1" meta:cell-count="22" meta:object-count="0"/>
  </office:meta>
</office:document-meta>
</file>